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4.2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0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1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3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4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5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27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8" style:family="graphic" style:parent-style-name="standard">
      <style:graphic-properties draw:fill="none" draw:fill-color="#ffffff" draw:textarea-horizontal-align="justify" draw:textarea-vertical-align="middle" draw:auto-grow-height="false" fo:min-height="3.55cm" fo:min-width="14.3cm"/>
      <style:paragraph-properties style:writing-mode="lr-tb"/>
    </style:style>
    <style:style style:name="gr29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748cm" fo:padding-top="0.125cm" fo:padding-bottom="0.125cm" fo:padding-left="0.25cm" fo:padding-right="0.25cm"/>
      <style:paragraph-properties style:writing-mode="lr-tb"/>
    </style:style>
    <style:style style:name="gr30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3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7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9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0" style:family="paragraph"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2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4" style:family="paragraph">
      <style:paragraph-properties fo:text-align="center" style:writing-mode="lr-tb"/>
      <style:text-properties fo:font-size="6pt" style:font-size-asian="18pt" style:font-size-complex="18pt"/>
    </style:style>
    <style:style style:name="P25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26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15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16" style:family="text">
      <style:text-properties fo:color="#009900" style:font-name="Liberation Sans Narrow2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17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8" style:family="text">
      <style:text-properties style:font-name="Liberation Sans Narrow1" fo:font-size="4pt" style:font-size-asian="4pt" style:font-size-complex="4pt"/>
    </style:style>
    <style:style style:name="T19" style:family="text">
      <style:text-properties fo:color="#006600" style:font-name="Liberation Sans Narrow1" fo:font-size="8pt" style:font-size-asian="18pt" style:font-size-complex="18pt"/>
    </style:style>
    <style:style style:name="T20" style:family="text">
      <style:text-properties fo:color="#0000ff" style:font-name="Liberation Sans Narrow1" fo:font-size="8pt" style:font-size-asian="18pt" style:font-size-complex="18pt"/>
    </style:style>
    <style:style style:name="T21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3300" style:font-name="Liberation Sans Narrow1" fo:font-size="4pt" style:font-size-asian="4pt" style:font-size-complex="4pt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27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T30" style:family="text">
      <style:text-properties fo:color="#990066" style:font-name="Liberation Sans Narrow1" fo:font-size="8pt"/>
    </style:style>
    <style:style style:name="T31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" style:font-size-complex="18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font-size="6pt" fo:font-weight="bold" style:font-size-asian="6pt" style:font-weight-asian="bold" style:font-size-complex="6pt" style:font-weight-complex="bold"/>
    </style:style>
    <style:style style:name="T34" style:family="text">
      <style:text-properties fo:font-size="4pt" fo:font-weight="bold" style:font-size-asian="4pt" style:font-weight-asian="bold" style:font-size-complex="4pt" style:font-weight-complex="bold"/>
    </style:style>
    <style:style style:name="T35" style:family="text">
      <style:text-properties fo:font-size="8pt" fo:font-weight="bold" style:font-size-asian="8pt" style:font-weight-asian="bold" style:font-size-complex="8pt" style:font-weight-complex="bold"/>
    </style:style>
    <style:style style:name="T36" style:family="text">
      <style:text-properties fo:font-size="6pt" style:font-size-asian="18pt" style:font-size-complex="18pt"/>
    </style:style>
    <style:style style:name="T37" style:family="text">
      <style:text-properties fo:color="#009900" style:font-name="Liberation Sans Narrow1" fo:font-size="8pt" fo:font-style="italic" style:font-style-asian="italic" style:font-style-complex="italic"/>
    </style:style>
    <style:style style:name="T38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erVO u = </text:span><text:span text:style-name="T2">this</text:span><text:span text:style-name="T3">.userDAO.</text:span><text:span text:style-name="T4">select</text:span><text:span text:style-name="T3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Primary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erVO u = UserVO.select(17);</text:span></text:p>
          <text:p text:style-name="P1"><text:span text:style-name="T3">u.setFirstName("Jamie");</text:span></text:p>
          <text:p text:style-name="P1"><text:span text:style-name="T2">this</text:span><text:span text:style-name="T3">.userDAO.</text:span><text:span text:style-name="T6">upda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exam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ble i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4.8cm" svg:height="1.6cm" svg:x="1cm" svg:y="1cm">
          <text:p text:style-name="P15"><text:span text:style-name="T14"><text:s text:c="2"/></text:span></text:p>
          <text:p text:style-name="P15"><text:span text:style-name="T15">HotRod Cheat 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4.8cm" svg:height="4cm" svg:x="6cm" svg:y="18cm">
          <text:p text:style-name="P1"><text:span text:style-name="T8">// Get the value of sequence user_seq</text:span></text:p>
          <text:p text:style-name="P1"><text:span text:style-name="T16"/></text:p>
          <text:p text:style-name="P1"><text:span text:style-name="T17">●</text:span><text:span text:style-name="T3"> </text:span><text:span text:style-name="T3">In the configuration file:</text:span></text:p>
          <text:p text:style-name="P1"><text:span text:style-name="T18"/></text:p>
          <text:p text:style-name="P1"><text:span text:style-name="T19">&lt;table </text:span><text:span text:style-name="T2">name</text:span><text:span text:style-name="T19">="</text:span><text:span text:style-name="T20">user</text:span><text:span text:style-name="T19">"&gt;</text:span></text:p>
          <text:p text:style-name="P1"><text:span text:style-name="T21"><text:s text:c="2"/></text:span><text:span text:style-name="T21">&lt;sequence </text:span><text:span text:style-name="T22">method</text:span><text:span text:style-name="T19">="</text:span><text:span text:style-name="T20">getUserSeq</text:span><text:span text:style-name="T19">" </text:span></text:p>
          <text:p text:style-name="P1"><text:span text:style-name="T19"><text:s text:c="21"/></text:span><text:span text:style-name="T2">name</text:span><text:span text:style-name="T3">="</text:span><text:span text:style-name="T20">user_seq</text:span><text:span text:style-name="T3">" /</text:span><text:span text:style-name="T19">&gt;</text:span></text:p>
          <text:p text:style-name="P1"><text:span text:style-name="T19">&lt;/table&gt; </text:span></text:p>
          <text:p text:style-name="P1"><text:span text:style-name="T23"/></text:p>
          <text:p text:style-name="P1"><text:span text:style-name="T17">●</text:span><text:span text:style-name="T3"> </text:span><text:span text:style-name="T3">In the java application:</text:span></text:p>
          <text:p text:style-name="P1"><text:span text:style-name="T18"/></text:p>
          <text:p text:style-name="P1"><text:span text:style-name="T22">long</text:span><text:span text:style-name="T1"> value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4.8cm" svg:height="0.4cm" svg:x="6cm" svg:y="17.6cm">
          <text:p text:style-name="P3"><text:span text:style-name="T5">Select Sequence Val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cm" svg:height="0.4cm" svg:x="6cm" svg:y="22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4.8cm" svg:height="0.4cm" svg:x="11cm" svg:y="14.2cm">
          <text:p text:style-name="P12"><text:span text:style-name="T12">Update with Optimistic Lock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4">selectParent</text:span><text:span text:style-name="T25">Group</text:span><text:span text:style-name="T1">(u)</text:span></text:p>
          <text:p text:style-name="P1"><text:span text:style-name="T1"><text:s text:c="2"/></text:span><text:span text:style-name="T26">.</text:span><text:span text:style-name="T27">from</text:span><text:span text:style-name="T28">GroupId</text:span><text:span text:style-name="T26">()</text:span></text:p>
          <text:p text:style-name="P1"><text:span text:style-name="T26"><text:s text:c="2"/></text:span><text:span text:style-name="T26">.</text:span><text:span text:style-name="T27">to</text:span><text:span text:style-name="T28">Id</text:span><text:span text:style-name="T26">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8cm" svg:height="0.4cm" svg:x="11cm" svg:y="5cm">
          <text:p text:style-name="P20"><text:span text:style-name="T29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7">selectChildren</text:span><text:span text:style-name="T28">Privilege</text:span><text:span text:style-name="T26">(u)</text:span></text:p>
          <text:p text:style-name="P14"><text:span text:style-name="T26"><text:s text:c="2"/></text:span><text:span text:style-name="T26">.</text:span><text:span text:style-name="T27">from</text:span><text:span text:style-name="T28">Id</text:span><text:span text:style-name="T26">();</text:span></text:p>
          <text:p text:style-name="P1"><text:span text:style-name="T26"><text:s text:c="2"/></text:span><text:span text:style-name="T26">.</text:span><text:span text:style-name="T27">to</text:span><text:span text:style-name="T28">UserId</text:span><text:span text:style-name="T26">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28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28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28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8cm" svg:height="1.8cm" svg:x="11cm" svg:y="11.8cm">
          <text:p text:style-name="P1"><text:span text:style-name="T1">UserVO u = </text:span><text:span text:style-name="T30">this</text:span><text:span text:style-name="T3">.userDAO.select(17);</text:span></text:p>
          <text:p text:style-name="P1"><text:span text:style-name="T1">List&lt;UserVO&gt; createdUsers = </text:span><text:span text:style-name="T22">this</text:span><text:span text:style-name="T3">.userDAO</text:span></text:p>
          <text:p text:style-name="P1"><text:span text:style-name="T31"><text:s text:c="2"/></text:span><text:span text:style-name="T31">.</text:span><text:span text:style-name="T32">selectChildren</text:span><text:span text:style-name="T25">User</text:span><text:span text:style-name="T31">(u)</text:span></text:p>
          <text:p text:style-name="P1"><text:span text:style-name="T31"><text:s text:c="2"/></text:span><text:span text:style-name="T31">.</text:span><text:span text:style-name="T32">from</text:span><text:span text:style-name="T25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28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.8cm" svg:height="0.4cm" svg:x="11cm" svg:y="11.4cm">
          <text:p text:style-name="P3"><text:span text:style-name="T5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4.8cm" svg:height="3.8cm" svg:x="1cm" svg:y="22.6cm">
          <text:p text:style-name="P22"><text:span text:style-name="T33">Example Database</text:span></text:p>
          <text:p text:style-name="P22"><text:span text:style-name="T33"/></text:p>
          <text:p text:style-name="P22"><text:span text:style-name="T33"/></text:p>
          <text:p text:style-name="P22"><text:span text:style-name="T33"/></text:p>
          <text:p text:style-name="P22"><text:span text:style-name="T34"/></text:p>
          <text:p text:style-name="P22"><text:span text:style-name="T35"/></text:p>
          <text:p text:style-name="P22"><text:span text:style-name="T35"/></text:p>
          <text:p text:style-name="P22"><text:span text:style-name="T35"/></text:p>
          <text:p text:style-name="P22"><text:span text:style-name="T35"/></text:p>
          <text:p text:style-name="P22"><text:span text:style-name="T35"/></text:p>
          <text:p text:style-name="P22"><text:span text:style-name="T33"/></text:p>
          <draw:enhanced-geometry svg:viewBox="0 0 21600 21600" draw:type="rectangle" draw:enhanced-path="M 0 0 L 21600 0 21600 21600 0 21600 0 0 Z N"/>
        </draw:custom-shape>
        <draw:custom-shape draw:style-name="gr29" draw:text-style-name="P25" xml:id="id3" draw:id="id3" draw:layer="layout" svg:width="2.286cm" svg:height="0.4cm" svg:x="7.2cm" svg:y="23.6cm">
          <text:p text:style-name="P24"><text:span text:style-name="T36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xml:id="id1" draw:id="id1" draw:layer="layout" svg:width="2.286cm" svg:height="0.4cm" svg:x="7.2cm" svg:y="24.6cm">
          <draw:glue-point draw:id="4" svg:x="3.333cm" svg:y="-5cm"/>
          <text:p text:style-name="P24"><text:span text:style-name="T36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xml:id="id2" draw:id="id2" draw:layer="layout" svg:width="2.286cm" svg:height="0.4cm" svg:x="7.2cm" svg:y="25.6cm">
          <text:p text:style-name="P24"><text:span text:style-name="T36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6" draw:layer="layout" svg:x1="8.343cm" svg:y1="25cm" svg:x2="8.343cm" svg:y2="25.6cm" draw:start-shape="id1" draw:start-glue-point="2" draw:end-shape="id2" draw:end-glue-point="0" svg:d="M8343 25000v600" svg:viewBox="0 0 1 601">
          <text:p/>
        </draw:connector>
        <draw:connector draw:style-name="gr30" draw:text-style-name="P26" draw:layer="layout" svg:x1="8.343cm" svg:y1="24cm" svg:x2="8.343cm" svg:y2="24.6cm" draw:start-shape="id3" draw:start-glue-point="2" draw:end-shape="id1" draw:end-glue-point="0" svg:d="M8343 24000v600" svg:viewBox="0 0 1 601">
          <text:p/>
        </draw:connector>
        <draw:connector draw:style-name="gr31" draw:text-style-name="P26" draw:layer="layout" svg:x1="9.486cm" svg:y1="24.8cm" svg:x2="9.104cm" svg:y2="24.6cm" draw:start-shape="id1" draw:start-glue-point="1" draw:end-shape="id1" draw:end-glue-point="4" svg:d="M9486 24800h502v-701h-884v501" svg:viewBox="0 0 885 702">
          <text:p/>
        </draw:connector>
        <draw:custom-shape draw:style-name="gr25" draw:text-style-name="P21" draw:layer="layout" svg:width="4.8cm" svg:height="0.4cm" svg:x="11cm" svg:y="8cm">
          <text:p text:style-name="P20"><text:span text:style-name="T29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8cm" svg:height="3.2cm" svg:x="11cm" svg:y="14.6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37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8">this</text:span><text:span text:style-name="T39">.userDAO.</text:span><text:span text:style-name="T24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 text:style-name="P1"><text:span text:style-name="T3"><text:s text:c="2"/></text:span><text:span text:style-name="T37">// Row had been updated/deleted by </text:span></text:p>
          <text:p text:style-name="P1"><text:span text:style-name="T37"><text:s text:c="2"/></text:span><text:span text:style-name="T37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8cm" svg:height="3.2cm" svg:x="11cm" svg:y="18.8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37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8">this</text:span><text:span text:style-name="T39">.userDAO.</text:span><text:span text:style-name="T24">delete</text:span><text:span text:style-name="T1">(u); </text:span><text:span text:style-name="T8">// #2</text:span></text:p>
          <text:p text:style-name="P1"><text:span text:style-name="T3"><text:s text:c="2"/></text:span><text:span text:style-name="T37">// Successfully deleted</text:span></text:p>
          <text:p text:style-name="P1"><text:span text:style-name="T3">} catch (SQLException e) {</text:span></text:p>
          <text:p text:style-name="P1"><text:span text:style-name="T3"><text:s text:c="2"/></text:span><text:span text:style-name="T37">// Row had been updated/deleted by </text:span></text:p>
          <text:p text:style-name="P1"><text:span text:style-name="T37"><text:s text:c="2"/></text:span><text:span text:style-name="T37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1T11:48:16.310070341</dc:date>
    <meta:editing-duration>PT6H20M46S</meta:editing-duration>
    <meta:editing-cycles>182</meta:editing-cycles>
    <meta:generator>LibreOffice/6.4.5.2$Linux_X86_64 LibreOffice_project/40$Build-2</meta:generator>
    <meta:document-statistic meta:object-count="64"/>
  </office:meta>
</office:document-meta>
</file>